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Inpu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Input.readBytes( byte [ ] b , int offset , int len , boolean use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put.readV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Input.setModifiedUTF8Strings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put.read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Input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Input.readChars( char [ ] buffer , int star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dexInput.skipChars(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dexInput.readV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Input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put.readModifiedUTF8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